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ec67" officeooo:paragraph-rsid="000de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 terminé de arreglar detalles para graficar datos de varios sensores, las pruebas dieron resultado.</text:p>
      <text:p text:style-name="P1">Al principio, tuve un problema en como los datos eran enviados del servidor al cliente y al desplegarlos se mostraba un sensor y luego otro, sin que los tiempos ensten en sincronía.</text:p>
      <text:p text:style-name="P1">La solucion que ide y resulto es ordenar los datos desde python para que lleguen al ciente en orden y asi se grafique de manera aceptable.</text:p>
      <text:p text:style-name="P1"/>
      <text:p text:style-name="P1"><text:a xlink:type="simple" xlink:href="https://docs.djangoproject.com/en/2.0/ref/models/querysets/" text:style-name="Internet_20_link" text:visited-style-name="Visited_20_Internet_20_Link">https://docs.djangoproject.com/en/2.0/ref/models/querysets/</text:a></text:p>
      <text:p text:style-name="P1"><text:a xlink:type="simple" xlink:href="https://stackoverflow.com/questions/11850425/custom-python-list-sorting" text:style-name="Internet_20_link" text:visited-style-name="Visited_20_Internet_20_Link">https://stackoverflow.com/questions/11850425/custom-python-list-sorting</text:a></text:p>
      <text:p text:style-name="P1"><text:a xlink:type="simple" xlink:href="https://docs.python.org/2/library/datetime.html#datetime-objects" text:style-name="Internet_20_link" text:visited-style-name="Visited_20_Internet_20_Link">https://docs.python.org/2/library/datetime.html#datetime-object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5:50.340025271</meta:creation-date>
    <dc:date>2018-02-20T14:17:45.875644146</dc:date>
    <meta:editing-duration>PT11M45S</meta:editing-duration>
    <meta:editing-cycles>1</meta:editing-cycles>
    <meta:document-statistic meta:table-count="0" meta:image-count="0" meta:object-count="0" meta:page-count="1" meta:paragraph-count="6" meta:word-count="76" meta:character-count="615" meta:non-whitespace-character-count="545"/>
    <meta:generator>LibreOffice/5.4.0.3$Linux_X86_64 LibreOffice_project/40m0$Build-3</meta:generator>
  </office:meta>
</office:document-meta>
</file>